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Ardeco" svg:font-family="Ardeco" style:font-pitch="variable"/>
    <style:font-face style:name="Andalus" svg:font-family="Andalus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aviar Dreams" svg:font-family="'Caviar Dreams'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weight="bold" officeooo:rsid="000f17d0" officeooo:paragraph-rsid="001d45e5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Lucida Sans Unicode" fo:font-size="10pt" officeooo:paragraph-rsid="000f17d0" style:font-size-asian="10pt" style:font-size-complex="10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Lucida Sans Unicode" fo:font-size="10pt" officeooo:paragraph-rsid="0010c5f4" style:font-size-asian="10pt" style:font-size-complex="10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Lucida Sans Unicode" fo:font-size="10pt" officeooo:paragraph-rsid="0013fe40" style:font-size-asian="10pt" style:font-size-complex="10pt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Lucida Sans Unicode" fo:font-size="10pt" officeooo:paragraph-rsid="00147faf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ucida Sans Unicode" fo:font-size="10pt" officeooo:rsid="0010c5f4" officeooo:paragraph-rsid="0010c5f4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Lucida Sans Unicode" fo:font-size="10pt" officeooo:rsid="0013fe40" officeooo:paragraph-rsid="0013fe40" style:font-size-asian="10pt" style:font-size-complex="10pt"/>
    </style:style>
    <style:style style:name="P8" style:family="paragraph" style:parent-style-name="Standard" style:list-style-name="L4">
      <style:paragraph-properties fo:text-align="justify" style:justify-single-word="false"/>
      <style:text-properties style:font-name="Lucida Sans Unicode" fo:font-size="10pt" officeooo:rsid="00147faf" officeooo:paragraph-rsid="00147faf" style:font-size-asian="10pt" style:font-size-complex="10pt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Lucida Sans Unicode" fo:font-size="10pt" officeooo:rsid="00147faf" officeooo:paragraph-rsid="00147faf" style:font-size-asian="10pt" style:font-size-complex="10pt"/>
    </style:style>
    <style:style style:name="P10" style:family="paragraph" style:parent-style-name="Standard" style:list-style-name="L7">
      <style:paragraph-properties fo:text-align="justify" style:justify-single-word="false"/>
      <style:text-properties style:font-name="Lucida Sans Unicode" fo:font-size="10pt" officeooo:rsid="002277b9" officeooo:paragraph-rsid="002277b9" style:font-size-asian="10pt" style:font-size-complex="10pt"/>
    </style:style>
    <style:style style:name="P11" style:family="paragraph" style:parent-style-name="Standard" style:list-style-name="L7">
      <style:paragraph-properties fo:text-align="justify" style:justify-single-word="false"/>
      <style:text-properties style:font-name="Lucida Sans Unicode" fo:font-size="10pt" officeooo:rsid="004488e5" officeooo:paragraph-rsid="004488e5" style:font-size-asian="10pt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ucida Sans Unicode" fo:font-size="6pt" officeooo:rsid="0010c5f4" officeooo:paragraph-rsid="0010c5f4" style:font-size-asian="5.25pt" style:font-size-complex="6pt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ucida Sans Unicode" fo:font-size="6pt" officeooo:paragraph-rsid="0010c5f4" style:font-size-asian="5.25pt" style:font-size-complex="6pt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Lucida Sans Unicode" fo:font-size="6pt" officeooo:rsid="00147faf" officeooo:paragraph-rsid="00147faf" style:font-size-asian="5.25pt" style:font-size-complex="6pt"/>
    </style:style>
    <style:style style:name="P15" style:family="paragraph" style:parent-style-name="Standard">
      <style:paragraph-properties fo:text-align="justify" style:justify-single-word="false"/>
      <style:text-properties fo:font-size="6pt" officeooo:paragraph-rsid="0023c8b4" style:font-size-asian="5.25pt" style:font-size-complex="6pt"/>
    </style:style>
    <style:style style:name="P16" style:family="paragraph" style:parent-style-name="Standard">
      <style:paragraph-properties fo:text-align="justify" style:justify-single-word="false"/>
      <style:text-properties fo:font-size="6pt" officeooo:rsid="00508462" officeooo:paragraph-rsid="00508462" style:font-size-asian="5.25pt" style:font-size-complex="6pt"/>
    </style:style>
    <style:style style:name="P17" style:family="paragraph" style:parent-style-name="Standard">
      <style:text-properties style:font-name="DejaVu Serif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12pt" fo:font-weight="bold" officeooo:rsid="000f17d0" officeooo:paragraph-rsid="000f17d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erif" fo:font-size="12pt" fo:font-weight="bold" officeooo:rsid="000f17d0" officeooo:paragraph-rsid="000f17d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erif" fo:font-size="12pt" fo:font-weight="bold" officeooo:rsid="0013c770" officeooo:paragraph-rsid="0013c77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jaVu Serif" fo:font-size="12pt" fo:font-weight="bold" officeooo:rsid="00208390" officeooo:paragraph-rsid="0020839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DejaVu Serif" fo:font-size="12pt" fo:font-weight="bold" officeooo:rsid="00208390" officeooo:paragraph-rsid="00285196" style:font-size-asian="12pt" style:font-weight-asian="bold" style:font-size-complex="12pt" style:font-weight-complex="bold"/>
    </style:style>
    <style:style style:name="P23" style:family="paragraph" style:parent-style-name="Standard" style:list-style-name="L8">
      <style:paragraph-properties fo:text-align="justify" style:justify-single-word="false"/>
      <style:text-properties style:font-name="DejaVu Serif" fo:font-size="12pt" fo:font-weight="bold" officeooo:rsid="0029d344" officeooo:paragraph-rsid="0029d34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ejaVu Serif" fo:font-size="12pt" fo:font-weight="normal" officeooo:rsid="000f17d0" officeooo:paragraph-rsid="000f17d0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DejaVu Serif" fo:font-size="12pt" fo:font-weight="normal" officeooo:rsid="000f17d0" officeooo:paragraph-rsid="000f17d0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DejaVu Serif" fo:font-size="12pt" fo:font-weight="normal" officeooo:rsid="000f17d0" officeooo:paragraph-rsid="001d45e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DejaVu Serif" fo:font-size="12pt" fo:font-weight="normal" officeooo:rsid="0010c5f4" officeooo:paragraph-rsid="0010c5f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jaVu Serif" fo:font-size="12pt" fo:font-weight="normal" officeooo:rsid="0029d344" officeooo:paragraph-rsid="0029d34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jaVu Serif" fo:font-size="12pt" fo:font-weight="normal" officeooo:rsid="0029d344" officeooo:paragraph-rsid="0035215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jaVu Serif" fo:font-size="12pt" fo:font-weight="normal" officeooo:rsid="00208390" officeooo:paragraph-rsid="00346b1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jaVu Serif" fo:font-size="12pt" fo:font-weight="normal" officeooo:rsid="00352152" officeooo:paragraph-rsid="0035215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jaVu Serif" fo:font-size="12pt" officeooo:paragraph-rsid="0013fe40" style:font-size-asian="12pt" style:font-size-complex="12pt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DejaVu Serif" fo:font-size="12pt" officeooo:paragraph-rsid="00147faf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DejaVu Serif" fo:font-size="12pt" officeooo:rsid="0010c5f4" officeooo:paragraph-rsid="0010c5f4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DejaVu Serif" fo:font-size="12pt" officeooo:rsid="0013c770" officeooo:paragraph-rsid="0013c770" style:font-size-asian="12pt" style:font-size-complex="12pt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DejaVu Serif" fo:font-size="12pt" officeooo:rsid="0013fe40" officeooo:paragraph-rsid="0013fe4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DejaVu Serif" fo:font-size="12pt" officeooo:rsid="00147faf" officeooo:paragraph-rsid="00147faf" style:font-size-asian="12pt" style:font-size-complex="12pt"/>
    </style:style>
    <style:style style:name="P38" style:family="paragraph" style:parent-style-name="Standard" style:list-style-name="L4">
      <style:paragraph-properties fo:text-align="justify" style:justify-single-word="false"/>
      <style:text-properties style:font-name="DejaVu Serif" fo:font-size="12pt" officeooo:rsid="00147faf" officeooo:paragraph-rsid="00147faf" style:font-size-asian="12pt" style:font-size-complex="12pt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DejaVu Serif" fo:font-size="12pt" officeooo:rsid="00147faf" officeooo:paragraph-rsid="00147faf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DejaVu Serif" fo:font-size="12pt" officeooo:rsid="00208390" officeooo:paragraph-rsid="00208390" style:font-size-asian="12pt" style:font-size-complex="12pt"/>
    </style:style>
    <style:style style:name="P41" style:family="paragraph" style:parent-style-name="Standard" style:list-style-name="L7">
      <style:paragraph-properties fo:text-align="justify" style:justify-single-word="false"/>
      <style:text-properties style:font-name="DejaVu Serif" fo:font-size="12pt" officeooo:rsid="00208390" officeooo:paragraph-rsid="00208390" style:font-size-asian="12pt" style:font-size-complex="12pt"/>
    </style:style>
    <style:style style:name="P42" style:family="paragraph" style:parent-style-name="Standard" style:list-style-name="L7">
      <style:paragraph-properties fo:text-align="justify" style:justify-single-word="false"/>
      <style:text-properties style:font-name="DejaVu Serif" fo:font-size="12pt" officeooo:rsid="002277b9" officeooo:paragraph-rsid="002277b9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DejaVu Serif" fo:font-size="12pt" officeooo:rsid="00232a26" officeooo:paragraph-rsid="00232a26" style:font-size-asian="12pt" style:font-size-complex="12pt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DejaVu Serif" fo:font-size="12pt" officeooo:rsid="004488e5" officeooo:paragraph-rsid="004488e5" style:font-size-asian="12pt" style:font-size-complex="12pt"/>
    </style:style>
    <style:style style:name="P45" style:family="paragraph" style:parent-style-name="Standard" style:list-style-name="L7">
      <style:paragraph-properties fo:text-align="justify" style:justify-single-word="false"/>
      <style:text-properties style:font-name="DejaVu Serif" fo:font-size="12pt" officeooo:rsid="00495abe" officeooo:paragraph-rsid="00495abe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DejaVu Serif" fo:font-size="12pt" officeooo:rsid="00495abe" officeooo:paragraph-rsid="00495abe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DejaVu Serif" fo:font-size="12pt" officeooo:rsid="00147faf" officeooo:paragraph-rsid="00147faf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DejaVu Serif" fo:font-size="6pt" fo:font-weight="normal" officeooo:rsid="000f17d0" officeooo:paragraph-rsid="000f17d0" style:font-size-asian="5.25pt" style:font-weight-asian="normal" style:font-size-complex="6pt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style:font-name="DejaVu Serif" fo:font-size="6pt" fo:font-weight="normal" officeooo:rsid="000f17d0" officeooo:paragraph-rsid="000f17d0" style:font-size-asian="5.25pt" style:font-weight-asian="normal" style:font-size-complex="6pt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style:font-name="DejaVu Serif" fo:font-size="6pt" fo:font-weight="normal" officeooo:rsid="000f17d0" officeooo:paragraph-rsid="001d45e5" style:font-size-asian="5.25pt" style:font-weight-asian="normal" style:font-size-complex="6pt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DejaVu Serif" fo:font-size="6pt" fo:font-weight="normal" officeooo:rsid="0010c5f4" officeooo:paragraph-rsid="0010c5f4" style:font-size-asian="5.25pt" style:font-weight-asian="normal" style:font-size-complex="6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DejaVu Serif" fo:font-size="6pt" fo:font-weight="normal" officeooo:rsid="0029d344" officeooo:paragraph-rsid="0029d344" style:font-size-asian="5.25pt" style:font-weight-asian="normal" style:font-size-complex="6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DejaVu Serif" fo:font-size="6pt" fo:font-weight="normal" officeooo:rsid="0013c770" officeooo:paragraph-rsid="0013c770" style:font-size-asian="5.25pt" style:font-weight-asian="normal" style:font-size-complex="6pt" style:font-weight-complex="normal"/>
    </style:style>
    <style:style style:name="P54" style:family="paragraph" style:parent-style-name="Standard">
      <style:text-properties style:font-name="DejaVu Serif" fo:font-size="6pt" style:font-size-asian="5.25pt" style:font-size-complex="6pt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DejaVu Serif" fo:font-size="6pt" officeooo:paragraph-rsid="000f17d0" style:font-size-asian="5.25pt" style:font-size-complex="6pt"/>
    </style:style>
    <style:style style:name="P56" style:family="paragraph" style:parent-style-name="Standard">
      <style:paragraph-properties fo:text-align="justify" style:justify-single-word="false"/>
      <style:text-properties style:font-name="DejaVu Serif" fo:font-size="6pt" officeooo:paragraph-rsid="0013fe40" style:font-size-asian="5.25pt" style:font-size-complex="6pt"/>
    </style:style>
    <style:style style:name="P57" style:family="paragraph" style:parent-style-name="Standard" style:list-style-name="L4">
      <style:paragraph-properties fo:text-align="justify" style:justify-single-word="false"/>
      <style:text-properties style:font-name="DejaVu Serif" fo:font-size="6pt" officeooo:paragraph-rsid="00147faf" style:font-size-asian="5.25pt" style:font-size-complex="6pt"/>
    </style:style>
    <style:style style:name="P58" style:family="paragraph" style:parent-style-name="Standard" style:list-style-name="L1">
      <style:paragraph-properties fo:text-align="justify" style:justify-single-word="false"/>
      <style:text-properties style:font-name="DejaVu Serif" fo:font-size="6pt" officeooo:rsid="0010c5f4" officeooo:paragraph-rsid="0010c5f4" style:font-size-asian="5.25pt" style:font-size-complex="6pt"/>
    </style:style>
    <style:style style:name="P59" style:family="paragraph" style:parent-style-name="Standard">
      <style:paragraph-properties fo:text-align="justify" style:justify-single-word="false"/>
      <style:text-properties style:font-name="DejaVu Serif" fo:font-size="6pt" officeooo:rsid="0013c770" officeooo:paragraph-rsid="0013c770" style:font-size-asian="5.25pt" style:font-size-complex="6pt"/>
    </style:style>
    <style:style style:name="P60" style:family="paragraph" style:parent-style-name="Standard" style:list-style-name="L2">
      <style:paragraph-properties fo:text-align="justify" style:justify-single-word="false"/>
      <style:text-properties style:font-name="DejaVu Serif" fo:font-size="6pt" officeooo:rsid="0013fe40" officeooo:paragraph-rsid="0013fe40" style:font-size-asian="5.25pt" style:font-size-complex="6pt"/>
    </style:style>
    <style:style style:name="P61" style:family="paragraph" style:parent-style-name="Standard">
      <style:paragraph-properties fo:text-align="justify" style:justify-single-word="false"/>
      <style:text-properties style:font-name="DejaVu Serif" fo:font-size="6pt" officeooo:rsid="00147faf" officeooo:paragraph-rsid="00147faf" style:font-size-asian="5.25pt" style:font-size-complex="6pt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DejaVu Serif" fo:font-size="6pt" officeooo:rsid="00147faf" officeooo:paragraph-rsid="00147faf" style:font-size-asian="5.25pt" style:font-size-complex="6pt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DejaVu Serif" fo:font-size="6pt" officeooo:rsid="00147faf" officeooo:paragraph-rsid="00147faf" style:font-size-asian="5.25pt" style:font-size-complex="6pt"/>
    </style:style>
    <style:style style:name="P64" style:family="paragraph" style:parent-style-name="Standard" style:list-style-name="L7">
      <style:paragraph-properties fo:text-align="justify" style:justify-single-word="false"/>
      <style:text-properties style:font-name="DejaVu Serif" fo:font-size="6pt" officeooo:rsid="00208390" officeooo:paragraph-rsid="00208390" style:font-size-asian="5.25pt" style:font-size-complex="6pt"/>
    </style:style>
    <style:style style:name="P65" style:family="paragraph" style:parent-style-name="Standard">
      <style:paragraph-properties fo:text-align="justify" style:justify-single-word="false"/>
      <style:text-properties style:font-name="DejaVu Serif" fo:font-size="6pt" officeooo:rsid="00208390" officeooo:paragraph-rsid="00208390" style:font-size-asian="5.25pt" style:font-size-complex="6pt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DejaVu Serif" fo:font-size="6pt" officeooo:rsid="002277b9" officeooo:paragraph-rsid="002277b9" style:font-size-asian="5.25pt" style:font-size-complex="6pt"/>
    </style:style>
    <style:style style:name="P67" style:family="paragraph" style:parent-style-name="Standard">
      <style:paragraph-properties fo:text-align="justify" style:justify-single-word="false"/>
      <style:text-properties style:font-name="DejaVu Serif" fo:font-size="6pt" officeooo:rsid="00232a26" officeooo:paragraph-rsid="00232a26" style:font-size-asian="5.25pt" style:font-size-complex="6pt"/>
    </style:style>
    <style:style style:name="P68" style:family="paragraph" style:parent-style-name="Standard">
      <style:paragraph-properties fo:text-align="justify" style:justify-single-word="false"/>
      <style:text-properties style:font-name="DejaVu Serif" fo:font-size="6pt" officeooo:rsid="00232a26" officeooo:paragraph-rsid="00208390" style:font-size-asian="5.25pt" style:font-size-complex="6pt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DejaVu Serif" fo:font-size="6pt" officeooo:rsid="004488e5" officeooo:paragraph-rsid="004488e5" style:font-size-asian="5.25pt" style:font-size-complex="6pt"/>
    </style:style>
    <style:style style:name="P70" style:family="paragraph" style:parent-style-name="Standard">
      <style:paragraph-properties fo:text-align="justify" style:justify-single-word="false"/>
      <style:text-properties style:font-name="DejaVu Serif" fo:font-size="6pt" officeooo:rsid="00495abe" officeooo:paragraph-rsid="00495abe" style:font-size-asian="5.25pt" style:font-size-complex="6pt"/>
    </style:style>
    <style:style style:name="P71" style:family="paragraph" style:parent-style-name="Standard">
      <style:paragraph-properties fo:text-align="justify" style:justify-single-word="false"/>
      <style:text-properties style:font-name="DejaVu Serif" fo:font-size="6pt" fo:font-weight="bold" officeooo:rsid="00208390" officeooo:paragraph-rsid="00208390" style:font-size-asian="5.25pt" style:font-weight-asian="bold" style:font-size-complex="6pt" style:font-weight-complex="bold"/>
    </style:style>
    <style:style style:name="P72" style:family="paragraph" style:parent-style-name="Standard" style:list-style-name="L10">
      <style:text-properties style:font-name="DejaVu Serif"/>
    </style:style>
    <style:style style:name="P73" style:family="paragraph" style:parent-style-name="Standard" style:list-style-name="L10"/>
    <style:style style:name="P74" style:family="paragraph" style:parent-style-name="Standard">
      <style:paragraph-properties fo:text-align="justify" style:justify-single-word="false"/>
      <style:text-properties officeooo:rsid="00508462" officeooo:paragraph-rsid="00508462"/>
    </style:style>
    <style:style style:name="P75" style:family="paragraph" style:parent-style-name="Standard">
      <style:paragraph-properties fo:text-align="justify" style:justify-single-word="false" fo:break-before="page"/>
      <style:text-properties style:font-name="DejaVu Serif" fo:font-size="12pt" officeooo:rsid="00147faf" officeooo:paragraph-rsid="00147faf" style:font-size-asian="12pt" style:font-size-complex="12pt"/>
    </style:style>
    <style:style style:name="P76" style:family="paragraph" style:parent-style-name="Standard">
      <style:paragraph-properties fo:text-align="justify" style:justify-single-word="false" fo:break-before="page"/>
      <style:text-properties style:font-name="DejaVu Serif" fo:font-size="12pt" fo:font-weight="bold" officeooo:rsid="00208390" officeooo:paragraph-rsid="00285196" style:font-size-asian="12pt" style:font-weight-asian="bold" style:font-size-complex="12pt" style:font-weight-complex="bold"/>
    </style:style>
    <style:style style:name="P77" style:family="paragraph" style:parent-style-name="Standard">
      <loext:graphic-properties draw:fill-image-width="0cm" draw:fill-image-height="0cm"/>
      <style:paragraph-properties fo:text-align="justify" style:justify-single-word="false" fo:padding="0.049cm" fo:border="0.06pt solid #000000" style:shadow="none"/>
      <style:text-properties style:font-name="Lucida Sans Unicode" fo:font-size="10pt" officeooo:paragraph-rsid="00232a26" style:font-size-asian="10pt" style:font-size-complex="10pt"/>
    </style:style>
    <style:style style:name="P78" style:family="paragraph" style:parent-style-name="Standard">
      <loext:graphic-properties draw:fill-image-width="0cm" draw:fill-image-height="0cm"/>
      <style:paragraph-properties fo:text-align="justify" style:justify-single-word="false" fo:padding="0.049cm" fo:border="0.06pt solid #000000" style:shadow="none"/>
      <style:text-properties style:font-name="Lucida Sans Unicode" fo:font-size="10pt" officeooo:rsid="0023c8b4" officeooo:paragraph-rsid="0023c8b4" style:font-size-asian="10pt" style:font-size-complex="10pt"/>
    </style:style>
    <style:style style:name="P79" style:family="paragraph" style:parent-style-name="Standard">
      <style:paragraph-properties fo:text-align="justify" style:justify-single-word="false" fo:padding="0.049cm" fo:border="0.06pt solid #000000" style:shadow="none"/>
      <style:text-properties style:font-name="Lucida Sans Unicode" fo:font-size="10pt" officeooo:rsid="00508462" officeooo:paragraph-rsid="00508462" style:font-size-asian="10pt" style:font-size-complex="10pt"/>
    </style:style>
    <style:style style:name="P80" style:family="paragraph" style:parent-style-name="Standard">
      <loext:graphic-properties draw:fill-image-width="0cm" draw:fill-image-height="0cm"/>
      <style:paragraph-properties fo:text-align="justify" style:justify-single-word="false" fo:padding="0.049cm" fo:border="0.06pt solid #000000" style:shadow="none"/>
      <style:text-properties officeooo:paragraph-rsid="0023c8b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17d0" style:font-weight-asian="normal" style:font-weight-complex="normal"/>
    </style:style>
    <style:style style:name="T3" style:family="text">
      <style:text-properties fo:font-weight="normal" officeooo:rsid="0010c5f4" style:font-weight-asian="normal" style:font-weight-complex="normal"/>
    </style:style>
    <style:style style:name="T4" style:family="text">
      <style:text-properties fo:font-weight="normal" officeooo:rsid="0013c770" style:font-weight-asian="normal" style:font-weight-complex="normal"/>
    </style:style>
    <style:style style:name="T5" style:family="text">
      <style:text-properties fo:font-weight="normal" officeooo:rsid="00147faf" style:font-weight-asian="normal" style:font-weight-complex="normal"/>
    </style:style>
    <style:style style:name="T6" style:family="text">
      <style:text-properties fo:font-weight="normal" officeooo:rsid="00228afb" style:font-weight-asian="normal" style:font-weight-complex="normal"/>
    </style:style>
    <style:style style:name="T7" style:family="text">
      <style:text-properties fo:font-weight="normal" officeooo:rsid="00208390" style:font-weight-asian="normal" style:font-weight-complex="normal"/>
    </style:style>
    <style:style style:name="T8" style:family="text">
      <style:text-properties fo:font-weight="normal" officeooo:rsid="00232a26" style:font-weight-asian="normal" style:font-weight-complex="normal"/>
    </style:style>
    <style:style style:name="T9" style:family="text">
      <style:text-properties fo:font-weight="normal" officeooo:rsid="0023c8b4" style:font-weight-asian="normal" style:font-weight-complex="normal"/>
    </style:style>
    <style:style style:name="T10" style:family="text">
      <style:text-properties fo:font-weight="normal" officeooo:rsid="0047ff55" style:font-weight-asian="normal" style:font-weight-complex="normal"/>
    </style:style>
    <style:style style:name="T11" style:family="text">
      <style:text-properties fo:font-weight="normal" officeooo:rsid="004488e5" style:font-weight-asian="normal" style:font-weight-complex="normal"/>
    </style:style>
    <style:style style:name="T12" style:family="text">
      <style:text-properties fo:font-weight="normal" officeooo:rsid="004b12b4" style:font-weight-asian="normal" style:font-weight-complex="normal"/>
    </style:style>
    <style:style style:name="T13" style:family="text">
      <style:text-properties fo:font-weight="normal" officeooo:rsid="004e7328" style:font-weight-asian="normal" style:font-weight-complex="normal"/>
    </style:style>
    <style:style style:name="T14" style:family="text">
      <style:text-properties fo:font-weight="normal" officeooo:rsid="004f2e0b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c5f4" style:font-weight-asian="bold" style:font-weight-complex="bold"/>
    </style:style>
    <style:style style:name="T17" style:family="text">
      <style:text-properties style:text-underline-style="none" fo:font-weight="normal" officeooo:rsid="000f17d0" style:font-weight-asian="normal" style:font-weight-complex="normal"/>
    </style:style>
    <style:style style:name="T18" style:family="text">
      <style:text-properties officeooo:rsid="0010c5f4"/>
    </style:style>
    <style:style style:name="T19" style:family="text">
      <style:text-properties style:font-name="Lucida Sans Unicod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font-name="Lucida Sans Unicode" fo:font-size="10pt" fo:font-weight="normal" officeooo:rsid="0023c8b4" style:font-size-asian="10pt" style:font-weight-asian="normal" style:font-size-complex="10pt" style:font-weight-complex="normal"/>
    </style:style>
    <style:style style:name="T21" style:family="text">
      <style:text-properties style:font-name="Lucida Sans Unicode" fo:font-size="10pt" fo:font-weight="normal" officeooo:rsid="004d074d" style:font-size-asian="10pt" style:font-weight-asian="normal" style:font-size-complex="10pt" style:font-weight-complex="normal"/>
    </style:style>
    <style:style style:name="T22" style:family="text">
      <style:text-properties style:font-name="Lucida Sans Unicode" fo:font-size="10pt" fo:font-weight="normal" officeooo:rsid="004dc7df" style:font-size-asian="10pt" style:font-weight-asian="normal" style:font-size-complex="10pt" style:font-weight-complex="normal"/>
    </style:style>
    <style:style style:name="T23" style:family="text">
      <style:text-properties style:font-name="Lucida Sans Unicode" fo:font-size="10pt" style:font-size-asian="10pt" style:font-size-complex="10pt"/>
    </style:style>
    <style:style style:name="T24" style:family="text">
      <style:text-properties style:font-name="Lucida Sans Unicode" fo:font-size="10pt" officeooo:rsid="00370fe8" style:font-size-asian="10pt" style:font-size-complex="10pt"/>
    </style:style>
    <style:style style:name="T25" style:family="text">
      <style:text-properties officeooo:rsid="00124e34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DejaVu Serif"/>
    </style:style>
    <style:style style:name="T28" style:family="text">
      <style:text-properties style:font-name="DejaVu Serif" fo:font-size="12pt" style:font-size-asian="12pt" style:font-size-complex="12pt"/>
    </style:style>
    <style:style style:name="T29" style:family="text">
      <style:text-properties style:font-name="DejaVu Serif" fo:font-size="12pt" officeooo:rsid="0030fb69" style:font-size-asian="12pt" style:font-size-complex="12pt"/>
    </style:style>
    <style:style style:name="T30" style:family="tex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DejaVu Serif" fo:font-size="12pt" fo:font-weight="normal" officeooo:rsid="0023c8b4" style:font-size-asian="12pt" style:font-weight-asian="normal" style:font-size-complex="12pt" style:font-weight-complex="normal"/>
    </style:style>
    <style:style style:name="T32" style:family="text">
      <style:text-properties style:font-name="DejaVu Serif" fo:font-weight="normal" style:font-weight-asian="normal" style:font-weight-complex="normal"/>
    </style:style>
    <style:style style:name="T33" style:family="text">
      <style:text-properties style:font-name="DejaVu Serif" fo:font-weight="normal" officeooo:rsid="0023c8b4" style:font-weight-asian="normal" style:font-weight-complex="normal"/>
    </style:style>
    <style:style style:name="T34" style:family="text">
      <style:text-properties style:font-name="DejaVu Serif" fo:font-size="6pt" fo:font-weight="normal" style:font-size-asian="5.25pt" style:font-weight-asian="normal" style:font-size-complex="6pt" style:font-weight-complex="normal"/>
    </style:style>
    <style:style style:name="T35" style:family="text">
      <style:text-properties style:font-name="DejaVu Serif" fo:font-size="6pt" style:font-size-asian="5.25pt" style:font-size-complex="6pt"/>
    </style:style>
    <style:style style:name="T36" style:family="text">
      <style:text-properties style:font-name="DejaVu Serif" officeooo:rsid="00308170"/>
    </style:style>
    <style:style style:name="T37" style:family="text">
      <style:text-properties officeooo:rsid="00232a26"/>
    </style:style>
    <style:style style:name="T38" style:family="text">
      <style:text-properties officeooo:rsid="00285196"/>
    </style:style>
    <style:style style:name="T39" style:family="text">
      <style:text-properties officeooo:rsid="00346b11"/>
    </style:style>
    <style:style style:name="T40" style:family="text">
      <style:text-properties officeooo:rsid="00352152"/>
    </style:style>
    <style:style style:name="T41" style:family="text">
      <style:text-properties officeooo:rsid="00370fe8"/>
    </style:style>
    <style:style style:name="T42" style:family="text">
      <style:text-properties fo:color="#ff0000" officeooo:rsid="00285196"/>
    </style:style>
    <style:style style:name="T43" style:family="text">
      <style:text-properties style:text-underline-style="solid" style:text-underline-width="auto" style:text-underline-color="font-color" fo:font-weight="normal" officeooo:rsid="004b12b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B3.JS</text:p>
      <text:p text:style-name="P18"/>
      <text:p text:style-name="P19">Installation de NODE.JS</text:p>
      <text:p text:style-name="P48"/>
      <text:p text:style-name="P24">Le gestionnaire de paquet<text:span text:style-name="T25">s de Node.js</text:span> est «<text:span text:style-name="T15"> npm </text:span>» <text:span text:style-name="T25">(Node.js Packages Manager)</text:span></text:p>
      <text:p text:style-name="P48"/>
      <text:list xml:id="list1005267426763851955" text:style-name="L1">
        <text:list-item>
          <text:p text:style-name="P1"><text:span text:style-name="T28">Windows </text:span><text:span text:style-name="T30">:</text:span></text:p>
          <text:p text:style-name="P1"><text:span text:style-name="T34"/></text:p>
          <text:p text:style-name="P1"><text:a xlink:type="simple" xlink:href="http://nodejs.org/en/download/" text:style-name="Internet_20_link" text:visited-style-name="Visited_20_Internet_20_Link"><text:span text:style-name="T30">http://nodejs.org/en/download/</text:span></text:a></text:p>
          <text:p text:style-name="P25">Il est préférable de prendre la version « Stable » pour avoir toutes les fonctionnalités.</text:p>
          <text:p text:style-name="P25">En ligne de commande, vérifications des versions :</text:p>
          <text:list>
            <text:list-item>
              <text:p text:style-name="P2"><text:span text:style-name="T17">C:\</text:span><text:span text:style-name="T2">&gt; node --version</text:span></text:p>
            </text:list-item>
            <text:list-item>
              <text:p text:style-name="P2"><text:span text:style-name="T2">C:\&gt; npm --version</text:span></text:p>
              <text:p text:style-name="P55"><text:span text:style-name="T2"/></text:p>
            </text:list-item>
          </text:list>
        </text:list-item>
        <text:list-item>
          <text:p text:style-name="P26"><text:span text:style-name="T16">MAC</text:span><text:span text:style-name="T15"> </text:span>:</text:p>
          <text:p text:style-name="P50"/>
          <text:p text:style-name="P26"><text:span text:style-name="T18">Idem que Windows.</text:span></text:p>
          <text:p text:style-name="P49"/>
        </text:list-item>
        <text:list-item>
          <text:p text:style-name="P27"><text:span text:style-name="T15">Linux </text:span>:</text:p>
          <text:p text:style-name="P51"/>
          <text:list>
            <text:list-item>
              <text:p text:style-name="P3"><text:span text:style-name="T3">$ curl -sL https://deb.nodesource.com/setup_#.x | sudo -E bash -</text:span></text:p>
              <text:p text:style-name="P13"><text:span text:style-name="T3"/></text:p>
              <text:p text:style-name="P34"><text:span text:style-name="T1">Remplacer # par le numéro de la dernière version.</text:span></text:p>
              <text:p text:style-name="P58"><text:span text:style-name="T1"/></text:p>
            </text:list-item>
            <text:list-item>
              <text:p text:style-name="P6"><text:span text:style-name="T1">$ sudo apt install nodejs</text:span></text:p>
              <text:p text:style-name="P12"><text:span text:style-name="T1"/></text:p>
            </text:list-item>
          </text:list>
          <text:p text:style-name="P34"><text:span text:style-name="T1">npm sera installé avec la dernière version en même temps avec cette méthode.</text:span></text:p>
          <text:p text:style-name="P58"><text:span text:style-name="T1"/></text:p>
          <text:p text:style-name="P34"><text:span text:style-name="T1">Vérifications des versions :</text:span></text:p>
          <text:p text:style-name="P58"><text:span text:style-name="T1"/></text:p>
          <text:list text:continue-numbering="true">
            <text:list-item>
              <text:p text:style-name="P6"><text:span text:style-name="T1">$ node --version</text:span></text:p>
            </text:list-item>
            <text:list-item>
              <text:p text:style-name="P6"><text:span text:style-name="T1">$ npm --version</text:span></text:p>
            </text:list-item>
          </text:list>
        </text:list-item>
      </text:list>
      <text:p text:style-name="P35"><text:span text:style-name="T1"/></text:p>
      <text:p text:style-name="P20">Installation de WEB3.JS comme paquet NODE.JS</text:p>
      <text:p text:style-name="P53"/>
      <text:p text:style-name="P35"><text:span text:style-name="T1">Il faut d’abord faire la recherche du paquet (afin de construire l’index). La première recherche est longue.</text:span></text:p>
      <text:p text:style-name="P59"><text:span text:style-name="T1"/></text:p>
      <text:list xml:id="list8131776226254505308" text:style-name="L2">
        <text:list-item>
          <text:p text:style-name="P4"><text:span text:style-name="T4">npm search web3</text:span></text:p>
        </text:list-item>
      </text:list>
      <text:p text:style-name="P56"><text:span text:style-name="T4"/></text:p>
      <text:p text:style-name="P32"><text:span text:style-name="T4">Deux types d’installation possibles d’un paquet :</text:span></text:p>
      <text:p text:style-name="P56"><text:span text:style-name="T4"/></text:p>
      <text:list xml:id="list203910611530203" text:continue-numbering="true" text:style-name="L2">
        <text:list-item>
          <text:list>
            <text:list-item>
              <text:p text:style-name="P36"><text:span text:style-name="T1">Installation « locale » dans le projet courant :</text:span></text:p>
              <text:p text:style-name="P60"><text:span text:style-name="T1"/></text:p>
              <text:p text:style-name="P7"><text:span text:style-name="T1">npm install web3</text:span></text:p>
              <text:p text:style-name="P60"><text:span text:style-name="T1"/></text:p>
            </text:list-item>
            <text:list-item>
              <text:p text:style-name="P36"><text:span text:style-name="T1">Installation « globale » accessible depuis n’importe quel dossier du système :</text:span></text:p>
              <text:p text:style-name="P60"><text:span text:style-name="T1"/></text:p>
              <text:p text:style-name="P7"><text:span text:style-name="T1">npm install -g web3</text:span></text:p>
            </text:list-item>
          </text:list>
        </text:list-item>
      </text:list>
      <text:p text:style-name="P61"><text:span text:style-name="T1"/></text:p>
      <text:p text:style-name="P37"><text:span text:style-name="T1">Lister les modules installés :</text:span></text:p>
      <text:p text:style-name="P61"><text:span text:style-name="T1"/></text:p>
      <text:list xml:id="list3477172117702601167" text:style-name="L4">
        <text:list-item>
          <text:p text:style-name="P33"><text:span text:style-name="T5">En « local »</text:span></text:p>
          <text:p text:style-name="P57"><text:span text:style-name="T5"/></text:p>
          <text:p text:style-name="P5"><text:span text:style-name="T5">npm list</text:span></text:p>
          <text:p text:style-name="P57"><text:span text:style-name="T5"/></text:p>
        </text:list-item>
        <text:list-item>
          <text:p text:style-name="P38"><text:span text:style-name="T1">En « global »</text:span></text:p>
          <text:p text:style-name="P62"><text:span text:style-name="T1"/></text:p>
          <text:p text:style-name="P8"><text:span text:style-name="T1">npm -g list</text:span></text:p>
        </text:list-item>
      </text:list>
      <text:p text:style-name="P47"><text:span text:style-name="T1"/></text:p>
      <text:p text:style-name="P75"><text:span text:style-name="T1">Mettre à jour un module ou tous les modules :</text:span></text:p>
      <text:p text:style-name="P61"><text:span text:style-name="T1"/></text:p>
      <text:list xml:id="list494174549749185390" text:style-name="L6">
        <text:list-item>
          <text:p text:style-name="P39"><text:span text:style-name="T1">En « locale »</text:span></text:p>
          <text:p text:style-name="P63"><text:span text:style-name="T1"/></text:p>
          <text:list>
            <text:list-item>
              <text:p text:style-name="P39"><text:span text:style-name="T1">Un module</text:span></text:p>
              <text:p text:style-name="P63"><text:span text:style-name="T1"/></text:p>
              <text:p text:style-name="P9"><text:span text:style-name="T1">npm update web3</text:span></text:p>
              <text:p text:style-name="P14"><text:span text:style-name="T1"/></text:p>
            </text:list-item>
            <text:list-item>
              <text:p text:style-name="P39"><text:span text:style-name="T1">Tous les modules</text:span></text:p>
              <text:p text:style-name="P63"><text:span text:style-name="T1"/></text:p>
              <text:p text:style-name="P9"><text:span text:style-name="T1">npm update</text:span></text:p>
              <text:p text:style-name="P63"><text:span text:style-name="T1"/></text:p>
            </text:list-item>
          </text:list>
        </text:list-item>
        <text:list-item>
          <text:p text:style-name="P39"><text:span text:style-name="T1">En « globale »</text:span></text:p>
          <text:p text:style-name="P63"><text:span text:style-name="T1"/></text:p>
          <text:list>
            <text:list-item>
              <text:p text:style-name="P39"><text:span text:style-name="T1">Un module</text:span></text:p>
              <text:p text:style-name="P63"><text:span text:style-name="T1"/></text:p>
              <text:p text:style-name="P9"><text:span text:style-name="T1">npm -g update web3</text:span></text:p>
              <text:p text:style-name="P63"><text:span text:style-name="T1"/></text:p>
            </text:list-item>
            <text:list-item>
              <text:p text:style-name="P39"><text:span text:style-name="T1">Tous les modules</text:span></text:p>
              <text:p text:style-name="P63"><text:span text:style-name="T1"/></text:p>
              <text:p text:style-name="P9"><text:span text:style-name="T1">npm -g update</text:span></text:p>
            </text:list-item>
          </text:list>
        </text:list-item>
      </text:list>
      <text:p text:style-name="P61"><text:span text:style-name="T1"/></text:p>
      <text:p text:style-name="P40"><text:span text:style-name="T1"/></text:p>
      <text:p text:style-name="P21"><text:bookmark-start text:name="__DdeLink__3_1424836709"/><text:span text:style-name="T38">Installation de Test RPC afin de créer un nœud Ethereum </text:span><text:span text:style-name="T42">local</text:span><text:bookmark-end text:name="__DdeLink__3_1424836709"/></text:p>
      <text:p text:style-name="P71"/>
      <text:list xml:id="list9016485852156904804" text:style-name="L8">
        <text:list-item>
          <text:p text:style-name="P23">Windows</text:p>
        </text:list-item>
      </text:list>
      <text:p text:style-name="P52"/>
      <text:list xml:id="list2363969521178466242" text:style-name="L10">
        <text:list-item>
          <text:list>
            <text:list-item>
              <text:p text:style-name="P73"><text:span text:style-name="T27">Install</text:span><text:span text:style-name="T36">er</text:span><text:span text:style-name="T27"> </text:span><text:a xlink:type="simple" xlink:href="https://beta.visualstudio.com/downloads/" text:style-name="Internet_20_link" text:visited-style-name="Visited_20_Internet_20_Link"><text:span text:style-name="T27">Visual Studio Community Edition</text:span></text:a><text:span text:style-name="T27">. </text:span><text:span text:style-name="T36">Pour une installation personnalisée, le </text:span><text:span text:style-name="T27">minimum </text:span><text:span text:style-name="T36">est tout ce qui est lié à </text:span><text:span text:style-name="T27">Visual C++. </text:span></text:p>
            </text:list-item>
            <text:list-item>
              <text:p text:style-name="P73"><text:span text:style-name="T27">Install</text:span><text:span text:style-name="T36">er</text:span><text:span text:style-name="T27"> </text:span><text:a xlink:type="simple" xlink:href="https://developer.microsoft.com/en-us/windows/downloads/windows-8-1-sdk" text:style-name="Internet_20_link" text:visited-style-name="Visited_20_Internet_20_Link"><text:span text:style-name="T27">Windows SDK for Windows 8.1</text:span></text:a></text:p>
            </text:list-item>
            <text:list-item>
              <text:p text:style-name="P73"><text:span text:style-name="T27">Install</text:span><text:span text:style-name="T36">er</text:span><text:span text:style-name="T27"> </text:span><text:a xlink:type="simple" xlink:href="https://www.python.org/download/releases/2.7/" text:style-name="Internet_20_link" text:visited-style-name="Visited_20_Internet_20_Link"><text:span text:style-name="T27">Python 2.7</text:span></text:a><text:span text:style-name="T27"> </text:span><text:span text:style-name="T36">si ce n’est pas déjà fait</text:span><text:span text:style-name="T27">, </text:span><text:span text:style-name="T36">et </text:span><text:a xlink:type="simple" xlink:href="http://www.anthonydebarros.com/2014/02/16/setting-up-python-in-windows-8-1/" text:style-name="Internet_20_link" text:visited-style-name="Visited_20_Internet_20_Link"><text:span text:style-name="T36">ajouter son dossier d'installation au </text:span></text:a><text:a xlink:type="simple" xlink:href="http://www.anthonydebarros.com/2014/02/16/setting-up-python-in-windows-8-1/" text:style-name="Internet_20_link" text:visited-style-name="Visited_20_Internet_20_Link"><text:span text:style-name="T27">PATH</text:span></text:a><text:span text:style-name="T27">. </text:span></text:p>
            </text:list-item>
            <text:list-item>
              <text:p text:style-name="P73"><text:span text:style-name="T28">Install</text:span><text:span text:style-name="T29">er</text:span><text:span text:style-name="T28"> OpenSSL </text:span><text:a xlink:type="simple" xlink:href="http://slproweb.com/products/Win32OpenSSL.html" text:style-name="Internet_20_link" text:visited-style-name="Visited_20_Internet_20_Link"><text:span text:style-name="T29">ici</text:span></text:a><text:span text:style-name="T28">. (</text:span><text:span text:style-name="T29">pas la version </text:span><text:span text:style-name="T28">light). </text:span><text:span text:style-name="T29">Ne pas </text:span><text:span text:style-name="T28">change</text:span><text:span text:style-name="T29">r le dossier d’installation et laisser celui par défaut</text:span><text:span text:style-name="T28">. </text:span></text:p>
            </text:list-item>
            <text:list-item>
              <text:p text:style-name="P72">Cr<text:span text:style-name="T39">éer</text:span> <text:span text:style-name="T39">un dossier</text:span> "tmp" <text:span text:style-name="T39">à la racine du disque par défaut</text:span> (<text:span text:style-name="T40">ceci ne semble pas nécessaire à 100 %</text:span>).</text:p>
            </text:list-item>
          </text:list>
        </text:list-item>
      </text:list>
      <text:p text:style-name="P54"/>
      <text:p text:style-name="P17"><text:span text:style-name="T40"><text:tab/>Ensuite, installer finalement le paquet npm </text:span>:</text:p>
      <text:p text:style-name="Standard"><text:span text:style-name="Source_20_Text"><text:span text:style-name="T35"/></text:span></text:p>
      <text:p text:style-name="Standard"><text:span text:style-name="Source_20_Text"><text:span text:style-name="T23"><text:tab/></text:span></text:span><text:bookmark-start text:name="__DdeLink__11_1424836709"/><text:span text:style-name="Source_20_Text"><text:span text:style-name="T23">npm install -g ethereumjs-testrpc</text:span></text:span><text:bookmark-end text:name="__DdeLink__11_1424836709"/></text:p>
      <text:p text:style-name="P54"/>
      <text:list xml:id="list203911861984396" text:continue-list="list9016485852156904804" text:style-name="L8">
        <text:list-item>
          <text:p text:style-name="P23">MAC</text:p>
        </text:list-item>
      </text:list>
      <text:p text:style-name="P52"/>
      <text:p text:style-name="P30"><text:span text:style-name="T39"><text:tab/>Avoir</text:span> <text:span text:style-name="T39">les « </text:span>XCode Command Line Tools » install<text:span text:style-name="T39">és</text:span>.</text:p>
      <text:p text:style-name="P31"><text:tab/>Puis : <text:span text:style-name="Source_20_Text"><text:span text:style-name="T23">npm install -g ethereumjs-testrpc</text:span></text:span></text:p>
      <text:p text:style-name="P52"/>
      <text:list xml:id="list203910660576267" text:continue-numbering="true" text:style-name="L8">
        <text:list-item>
          <text:p text:style-name="P23">Linux</text:p>
        </text:list-item>
      </text:list>
      <text:p text:style-name="P52"/>
      <text:p text:style-name="P28"><text:tab/><text:span text:style-name="T41">Installer le paquet « build-essential » : </text:span><text:span text:style-name="T24">sudo apt-get install build-essential</text:span></text:p>
      <text:p text:style-name="P29"><text:tab/><text:span text:style-name="T41">Puis : </text:span><text:span text:style-name="Source_20_Text"><text:span text:style-name="T23">npm install -g ethereumjs-testrpc</text:span></text:span></text:p>
      <text:p text:style-name="P71"/>
      <text:p text:style-name="P22"/>
      <text:p text:style-name="P76">Lancer le node <text:span text:style-name="T37">et initier Web3</text:span></text:p>
      <text:p text:style-name="P65"><text:span text:style-name="T17"/></text:p>
      <text:list xml:id="list4575969220211530489" text:style-name="L7">
        <text:list-item>
          <text:p text:style-name="P42"><text:span text:style-name="T1">Windows</text:span></text:p>
          <text:p text:style-name="P66"><text:span text:style-name="T1"/></text:p>
          <text:p text:style-name="P10"><text:span text:style-name="T7">C:\Users\user\AppData\Roaming\npm\node_modules&gt; </text:span><text:span text:style-name="T14">testrpc</text:span></text:p>
          <text:p text:style-name="P64"><text:span text:style-name="T1"/></text:p>
        </text:list-item>
        <text:list-item>
          <text:p text:style-name="P41"><text:span text:style-name="T1">L</text:span><text:span text:style-name="T6">inux</text:span></text:p>
          <text:list>
            <text:list-item>
              <text:p text:style-name="P45"><text:span text:style-name="T6">T</text:span><text:span text:style-name="T1">out d’abord, lancer TestRPC :</text:span></text:p>
            </text:list-item>
          </text:list>
        </text:list-item>
      </text:list>
      <text:p text:style-name="P70"><text:span text:style-name="T1"/></text:p>
      <text:p text:style-name="P46"><text:span text:style-name="T1"><text:tab/><text:tab/></text:span><text:span text:style-name="T19">$ testrpc</text:span></text:p>
      <text:p text:style-name="P70"><text:span text:style-name="T1"/></text:p>
      <text:list xml:id="list203911665671495" text:continue-numbering="true" text:style-name="L7">
        <text:list-item>
          <text:list>
            <text:list-item>
              <text:p text:style-name="P45"><text:span text:style-name="T11">A partir du terminal, </text:span><text:span text:style-name="T43">dans une nouvelle fenêtre ou onglet</text:span><text:span text:style-name="T11">, se rendre dans le répertoire « node_modules » des paquets de Node.js. En tous les cas, se rendre dans le répertoire local ou global où est installé le paquet « web3 ». Il peut s’agir d’un projet isolé dans un répertoire en local. </text:span><text:span text:style-name="T12">Puis lancer le node à partir de là.</text:span></text:p>
              <text:p text:style-name="P69"><text:span text:style-name="T1"/></text:p>
              <text:p text:style-name="P44"><text:span text:style-name="T1">Par exemple, en installation globale :</text:span></text:p>
            </text:list-item>
          </text:list>
          <text:p text:style-name="P69"><text:span text:style-name="T1"/></text:p>
          <text:list text:continue-numbering="true">
            <text:list-header>
              <text:p text:style-name="P11"><text:span text:style-name="T10">root@mon_nom:</text:span><text:span text:style-name="T1">/usr/lib/node_modules</text:span><text:span text:style-name="T10"># node</text:span></text:p>
            </text:list-header>
          </text:list>
        </text:list-item>
      </text:list>
      <text:p text:style-name="P68"><text:span text:style-name="T6"/></text:p>
      <text:p text:style-name="P43"><text:span text:style-name="T6">D</text:span><text:span text:style-name="T1">ans la console de Node.js </text:span><text:span text:style-name="T13">(donc dans la seconde fenêtre de terminal) on initie Web3 :</text:span></text:p>
      <text:p text:style-name="P67"><text:span text:style-name="T1"/></text:p>
      <text:p text:style-name="P77"><text:span text:style-name="T8">&gt; </text:span><text:span text:style-name="T9">var Web3 = require(‘web3’) ;</text:span></text:p>
      <text:p text:style-name="P78"><text:span text:style-name="T1">&gt; var web3 = new Web3() ;</text:span></text:p>
      <text:p text:style-name="P80"><text:span text:style-name="T21">&gt; </text:span><text:span text:style-name="T22">var </text:span><text:bookmark-start text:name="__DdeLink__13_1424836709"/><text:span text:style-name="T20">web3 = new Web3(new Web3.providers.HttpProvider("http://localhost:8545"));</text:span><text:bookmark-end text:name="__DdeLink__13_1424836709"/></text:p>
      <text:p text:style-name="P15"><text:span text:style-name="T33"/></text:p>
      <text:p text:style-name="P74"><text:span text:style-name="T31">O</text:span><text:span text:style-name="T30">n vérifie que la connexion est effective entre le node et Web3 si la commande suivante retourne le booléen « true » :</text:span></text:p>
      <text:p text:style-name="P16"><text:span text:style-name="T32"/></text:p>
      <text:p text:style-name="P79"><text:span text:style-name="T1">&gt; web3.isConnected()</text:span></text:p>
      <text:p text:style-name="P16"><text:span text:style-name="T32"/></text:p>
      <text:p text:style-name="P74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Ardeco" svg:font-family="Ardeco" style:font-pitch="variable"/>
    <style:font-face style:name="Andalus" svg:font-family="Andalus" style:font-family-generic="roman" style:font-pitch="variable"/>
    <style:font-face style:name="Caladea" svg:font-family="Calade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aviar Dreams" svg:font-family="'Caviar Dreams'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2:33:44.217000000</meta:creation-date>
    <dc:date>2017-01-17T20:17:52.071000000</dc:date>
    <meta:editing-duration>PT7H11M56S</meta:editing-duration>
    <meta:editing-cycles>65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102" meta:word-count="587" meta:character-count="3076" meta:non-whitespace-character-count="2634"/>
  </office:meta>
</office:document-meta>
</file>